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101cm" fo:margin-right="0.101cm" fo:margin-top="0.101cm" fo:margin-bottom="0.101cm" fo:text-indent="0cm" style:auto-text-indent="false" style:page-number="auto"/>
    </style:style>
    <style:style style:name="P2" style:family="paragraph" style:parent-style-name="Standard">
      <style:paragraph-properties fo:margin-left="0.101cm" fo:margin-right="0.101cm" fo:margin-top="0.101cm" fo:margin-bottom="0.101cm" fo:text-indent="0cm" style:auto-text-indent="false"/>
    </style:style>
    <style:style style:name="P3" style:family="paragraph" style:parent-style-name="Standard">
      <style:paragraph-properties fo:margin-left="0.101cm" fo:margin-right="0.101cm" fo:margin-top="0.101cm" fo:margin-bottom="0.101cm" fo:text-indent="0cm" style:auto-text-indent="false"/>
    </style:style>
    <style:style style:name="P4" style:family="paragraph" style:parent-style-name="Standard" style:list-style-name="L1">
      <style:paragraph-properties fo:margin-left="0.101cm" fo:margin-right="0.101cm" fo:margin-top="0.101cm" fo:margin-bottom="0.101cm" fo:text-indent="0cm" style:auto-text-indent="false"/>
    </style:style>
    <style:style style:name="P5" style:family="paragraph" style:parent-style-name="Standard">
      <style:paragraph-properties fo:margin-left="0cm" fo:margin-right="0.101cm" fo:margin-top="0.101cm" fo:margin-bottom="0.101cm" fo:text-indent="0cm" style:auto-text-indent="false"/>
    </style:style>
    <style:style style:name="P6" style:family="paragraph" style:parent-style-name="Standard" style:list-style-name="L1">
      <style:paragraph-properties fo:margin-left="0cm" fo:margin-right="0.101cm" fo:margin-top="0.101cm" fo:margin-bottom="0.101cm" fo:text-indent="0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Normalization is a approach of decomposing tables to eliminate data redundancy and undesirable characteristics lieke insertion, update and deletion anomalies. This is a multi- step process that puts data into tabular form, removing duplicated data from the relation tables.</text:p>
      <text:p text:style-name="P2">Normalization can be done using various methods. Following are some types of normal from-</text:p>
      <text:list xml:id="list7259910572083881617" text:style-name="L1">
        <text:list-item>
          <text:p text:style-name="P4">1NF- If a table does not contains multivalued attribute then the table is in 1NF</text:p>
        </text:list-item>
        <text:list-item>
          <text:p text:style-name="P4">2NF- If a table is in 1NF and does not have any partial dependency</text:p>
        </text:list-item>
        <text:list-item>
          <text:p text:style-name="P4">3NF- If a table is in 2NF and does not have any transitive dependency.</text:p>
        </text:list-item>
        <text:list-item>
          <text:p text:style-name="P4">BCNF- It is special form of 3NF</text:p>
          <text:p text:style-name="P6"><text:s/>As we move from 1NF to BCNF it decreases the redundancy in data which means we get more <text:s text:c="7"/></text:p>
          <text:p text:style-name="P6"><text:s/>desirable data.</text:p>
        </text:list-item>
      </text:list>
      <text:p text:style-name="P5"><text:s/>As given in the content example the table of student. This table is required to split into three tables because there is a deletion anomalies in the table. As we remove the student data course data and faculty data also get deleted, and if we try to remove faculty data then it removes student data and course data.</text:p>
      <text:p text:style-name="P5">Student table will contain the columns (StudentID, StudentName, StudentCourse), </text:p>
      <text:p text:style-name="P5">Course table will contain tha columns (CourseId, CourseName, FacultyId), and</text:p>
      <text:p text:style-name="P5">Faculty table will contain the columns(FacultyId, Faculty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eha patidar</meta:initial-creator>
    <meta:creation-date>2021-03-16T23:58:35.72</meta:creation-date>
    <dc:date>2021-03-17T17:07:38.03</dc:date>
    <dc:creator>neha patidar</dc:creator>
    <meta:editing-duration>PT40M11S</meta:editing-duration>
    <meta:editing-cycles>3</meta:editing-cycles>
    <meta:generator>OpenOffice/4.1.1$Win32 OpenOffice.org_project/411m6$Build-9775</meta:generator>
    <meta:document-statistic meta:table-count="0" meta:image-count="0" meta:object-count="0" meta:page-count="1" meta:paragraph-count="12" meta:word-count="211" meta:character-count="1263"/>
  </office:meta>
</office:document-meta>
</file>